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21bd1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58ab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0" style:family="paragraph" style:parent-style-name="Standard">
      <style:text-properties fo:font-weight="bold" officeooo:paragraph-rsid="000ff752" style:font-weight-asian="bold" style:font-weight-complex="bold"/>
    </style:style>
    <style:style style:name="P11" style:family="paragraph" style:parent-style-name="Standard">
      <style:text-properties officeooo:paragraph-rsid="0021bd13"/>
    </style:style>
    <style:style style:name="P12" style:family="paragraph" style:parent-style-name="Standard">
      <style:text-properties officeooo:paragraph-rsid="00258ab2"/>
    </style:style>
    <style:style style:name="P13" style:family="paragraph" style:parent-style-name="Standard2">
      <style:text-properties fo:font-weight="bold" style:font-weight-asian="bold" style:font-weight-complex="bold"/>
    </style:style>
    <style:style style:name="P14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Standard2">
      <style:text-properties fo:font-weight="bold" officeooo:paragraph-rsid="001ce728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1f8dde"/>
    </style:style>
    <style:style style:name="P17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210b6f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9" style:family="paragraph" style:parent-style-name="Standard">
      <style:text-properties style:text-underline-style="none" fo:font-weight="bold" officeooo:paragraph-rsid="000ff752" style:font-weight-asian="bold" style:font-weight-complex="bold"/>
    </style:style>
    <style:style style:name="P20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style:text-underline-style="none" fo:font-weight="bold" officeooo:paragraph-rsid="0027b2da" style:font-weight-asian="bold" style:font-weight-complex="bold"/>
    </style:style>
    <style:style style:name="P21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fo:font-weight="bold" officeooo:paragraph-rsid="0027b2da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éance du <text:text-input text:description="">self.Title()</text:text-input></text:p>
      <text:p text:style-name="P9"/>
      <text:p text:style-name="P3">ORDRE DU JOUR</text:p>
      <text:p text:style-name="Standard"/>
      <text:p text:style-name="P3">Séance publique :</text:p>
      <text:section text:style-name="Sect1" text:name="Section6">
        <text:p text:style-name="P16"><office:annotation><dc:date>2007-09-24T00:00:00</dc:date><text:p>do section- for item in self.adapted().getPrintableItems(itemUids, privacy='public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Séance à huis clos :</text:p>
      <text:section text:style-name="Sect1" text:name="Section7">
        <text:p text:style-name="P17"><office:annotation><dc:date>2007-09-24T00:00:00</dc:date><text:p>do section- for item in self.adapted().getPrintableItems(itemUids, privacy='secret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Etaient présents :</text:p>
      <text:p text:style-name="Standard"><office:annotation><dc:creator>Gauthier Bastien</dc:creator><dc:date>2011-04-18T10:10:11</dc:date><text:p text:style-name="P22"><text:span text:style-name="T4">do text</text:span></text:p><text:p text:style-name="P22"><text:span text:style-name="T4">from xhtml(view.print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22"><text:span text:style-name="T6">do text if self.getObservations()</text:span></text:p><text:p text:style-name="P22"><text:span text:style-name="T6">from xhtml(view.printXhtml(self, self.getObservations()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22"><text:span text:style-name="T4">do section if len(</text:span><text:span text:style-name="T7">self.adapted().getPrintableItems(itemUids, listTypes=['late'], oralQuestion=True)) &gt; 0</text:span></text:p></office:annotation></text:span><text:span text:style-name="T1">Questions orales:</text:span></text:p>
        <text:section text:style-name="Sect1" text:name="Section8">
          <text:p text:style-name="P5"><office:annotation><dc:creator>Gauthier Bastien</dc:creator><dc:date>2011-04-18T10:11:54</dc:date><text:p text:style-name="P22"><text:span text:style-name="T6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5"><text:text-input text:description="">item.Title()</text:text-input></text:p>
          <text:p text:style-name="P11"><office:annotation><dc:creator>Gauthier Bastien</dc:creator><dc:date>2011-04-18T11:37:54</dc:date><text:p text:style-name="P22"><text:span text:style-name="T6">do text</text:span></text:p><text:p text:style-name="P22"><text:span text:style-name="T6">from xhtml(view.printXhtml(item, item.Description()))</text:span></text:p></office:annotation>Description de la question orale</text:p>
        </text:section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22"><text:span text:style-name="T4">do section- for item in self.adapted().getPrintableItems(itemUids, privacy='public', oralQuestion=False)</text:span></text:p></office:annotation></text:p>
        <text:p text:style-name="P20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2"><text:span text:style-name="T4">do text</text:span></text:p><text:p text:style-name="P22"><text:span text:style-name="T4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22"><text:span text:style-name="T4">do section- if item.getObservations()</text:span></text:p></office:annotation>Interventions :</text:p>
          <text:p text:style-name="Standard"><office:annotation><dc:creator>Gauthier Bastien</dc:creator><dc:date>2011-04-18T11:47:30</dc:date><text:p text:style-name="P22"><text:span text:style-name="T4">do text</text:span></text:p><text:p text:style-name="P22"><text:span text:style-name="T4">from xhtml(view.printXhtml(item, item.getObservations()))</text:span></text:p></office:annotation>Interventions/Observations</text:p>
        </text:section>
        <text:p text:style-name="Standard"/>
      </text:section>
      <text:section text:style-name="Sect1" text:name="Section3">
        <text:p text:style-name="P8">Le Président de la séance procède à l'examen des questions orales :</text:p>
        <text:p text:style-name="P7"/>
        <text:p text:style-name="P2"><text:span text:style-name="T1"><office:annotation><dc:creator>Gauthier Bastien</dc:creator><dc:date>2011-04-18T11:35:15</dc:date><text:p text:style-name="P22"><text:span text:style-name="T4">do section- if len(</text:span><text:span text:style-name="T7">self.adapted().getPrintableItems(itemUids, listTypes=['late'], oralQuestion=True)) &gt; 0</text:span></text:p></office:annotation></text:span><text:span text:style-name="T1">QUESTIONS ORALES<text:line-break/></text:span></text:p>
        <text:section text:style-name="Sect1" text:name="Section9">
          <text:p text:style-name="P6"><office:annotation><dc:creator>Gauthier Bastien</dc:creator><dc:date>2011-04-18T10:11:54</dc:date><text:p text:style-name="P22"><text:span text:style-name="T6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6"><text:text-input text:description="">item.Title()</text:text-input></text:p>
          <text:p text:style-name="P12"><office:annotation><dc:creator>Gauthier Bastien</dc:creator><dc:date>2011-04-18T11:37:54</dc:date><text:p text:style-name="P22"><text:span text:style-name="T6">do text</text:span></text:p><text:p text:style-name="P22"><text:span text:style-name="T6">from xhtml(view.printXhtml(item, item.Description()))</text:span></text:p></office:annotation>Description de la question orale</text:p>
          <text:p text:style-name="P12"><office:annotation><dc:creator>Gauthier Bastien</dc:creator><dc:date>2011-04-18T11:51:02</dc:date><text:p text:style-name="P22"><text:span text:style-name="T5">do text</text:span></text:p><text:p text:style-name="P22"><text:span text:style-name="T5">from xhtml(view.printXhtml(item, (item.getMotivation(), '&lt;p&gt;&lt;strong&gt;DECIDE:&lt;/strong&gt;&lt;/p&gt;', item.getDecision())))</text:span></text:p></office:annotation>Réponse de la question orale</text:p>
          <text:p text:style-name="P6"><office:annotation><dc:creator>Gauthier Bastien</dc:creator><dc:date>2011-04-18T12:05:04</dc:date><text:p text:style-name="P22"><text:span text:style-name="T4">do text if item.getObservations()</text:span></text:p></office:annotation>Interventions :</text:p>
          <text:p text:style-name="P12"><office:annotation><dc:creator>Gauthier Bastien</dc:creator><dc:date>2011-04-18T11:51:39</dc:date><text:p text:style-name="P22"><text:span text:style-name="T6">do text</text:span></text:p><text:p text:style-name="P22"><text:span text:style-name="T6">from xhtml(view.printXhtml(item, item.getObservations()))</text:span></text:p></office:annotation>Interventions sur la question orale</text:p>
        </text:section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22"><text:span text:style-name="T4">do section- for item in self.adapted().getPrintableItems(itemUids, privacy='secret', oralQuestion=False)</text:span></text:p></office:annotation></text:p>
        <text:p text:style-name="P21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2"><text:span text:style-name="T5">do text</text:span></text:p><text:p text:style-name="P22"><text:span text:style-name="T5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2" text:name="Section10">
          <text:p text:style-name="P3"><office:annotation><dc:creator>Gauthier Bastien</dc:creator><dc:date>2011-04-18T12:05:04</dc:date><text:p text:style-name="P22"><text:span text:style-name="T4">do section- if item.getObservations()</text:span></text:p></office:annotation>Interventions :</text:p>
          <text:p text:style-name="Standard"><office:annotation><dc:creator>Gauthier Bastien</dc:creator><dc:date>2011-04-18T11:47:30</dc:date><text:p text:style-name="P22"><text:span text:style-name="T4">do text</text:span></text:p><text:p text:style-name="P22"><text:span text:style-name="T4">from xhtml(printXhtml(item, item.getObservations()))</text:span></text:p></office:annotation>Interventions/Observations</text:p>
        </text:section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3"><office:annotation><dc:creator>Gauthier Bastien</dc:creator><dc:date>2013-01-17T14:54:09</dc:date><text:p text:style-name="P22"><text:span text:style-name="T3">do text if self.getSignatures()</text:span></text:p></office:annotation><text:text-input text:description="">self.getSignatures().split('\n')[0]</text:text-input></text:p>
            <text:p text:style-name="P15"><office:annotation><dc:creator>Gauthier Bastien</dc:creator><dc:date>2013-01-17T15:13:33</dc:date><text:p text:style-name="P22"><text:span text:style-name="T2">do text if not self.getSignatures()</text:span></text:p></office:annotation><text:text-input text:description="">self.getSignatories(theObjects=True)[1].getGender()=='m' and 'Le' or 'La'</text:text-input><text:s/><text:text-input text:description="">self.getSignatories(theObjects=True)[1].getDuty()</text:text-input></text:p>
          </table:table-cell>
          <table:table-cell table:style-name="Tableau7.A1" office:value-type="string">
            <text:p text:style-name="P14"><office:annotation><dc:creator>Gauthier Bastien</dc:creator><dc:date>2013-01-17T14:54:09</dc:date><text:p text:style-name="P22"><text:span text:style-name="T2">do text if self.getSignatures()</text:span></text:p></office:annotation><text:text-input text:description="">self.getSignatures().split('\n')[2]</text:text-input></text:p>
            <text:p text:style-name="P14"><office:annotation><dc:creator>Gauthier Bastien</dc:creator><dc:date>2013-01-17T15:13:33</dc:date><text:p text:style-name="P22"><text:span text:style-name="T2">do text if not self.getSignatures()</text:span></text:p></office:annotation><text:text-input text:description="">self.getSignatories(theObjects=True)[0].getGender()=='m' and 'Le' or 'La'</text:text-input><text:s/><text:text-input text:description="">self.getSignatories(theObjects=True)[0].getDuty()</text:text-input></text:p>
          </table:table-cell>
        </table:table-row>
        <text:soft-page-break/>
        <table:table-row>
          <table:table-cell table:style-name="Tableau7.A1" office:value-type="string"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P13"><office:annotation><dc:creator>Gauthier Bastien</dc:creator><dc:date>2013-01-17T14:54:09</dc:date><text:p text:style-name="P22"><text:span text:style-name="T3">do text if self.getSignatures()</text:span></text:p></office:annotation><text:text-input text:description="">self.getSignatures().split('\n')[1]</text:text-input></text:p>
            <text:p text:style-name="P13"><office:annotation><dc:creator>Gauthier Bastien</dc:creator><dc:date>2013-01-17T15:13:33</dc:date><text:p text:style-name="P22"><text:span text:style-name="T2">do text if not self.getSignatures()</text:span></text:p></office:annotation><text:text-input text:description="">self.getSignatories(theObjects=True)[1].Title()</text:text-input></text:p>
          </table:table-cell>
          <table:table-cell table:style-name="Tableau7.A1" office:value-type="string">
            <text:p text:style-name="P14"><office:annotation><dc:creator>Gauthier Bastien</dc:creator><dc:date>2013-01-17T14:54:09</dc:date><text:p text:style-name="P22"><text:span text:style-name="T3">do text if self.getSignatures()</text:span></text:p></office:annotation><text:text-input text:description="">self.getSignatures().split('\n')[3]</text:text-input></text:p>
            <text:p text:style-name="P14"><office:annotation><dc:creator>Gauthier Bastien</dc:creator><dc:date>2013-01-17T15:13:33</dc:date><text:p text:style-name="P22"><text:span text:style-name="T2">do text if not self.getSignatures()</text:span></text:p></office:annotation><text:text-input text:description="">self.getSignatories(theObjects=True)[0].Title()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1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1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8-10-24T10:10:34.224791025</dc:date>
    <meta:print-date>2011-04-06T15:03:00</meta:print-date>
    <meta:editing-cycles>101</meta:editing-cycles>
    <meta:editing-duration>PT16H54M46S</meta:editing-duration>
    <meta:generator>LibreOffice/6.0.6.2$Linux_X86_64 LibreOffice_project/00m0$Build-2</meta:generator>
    <dc:creator>bleybaert</dc:creator>
    <meta:document-statistic meta:table-count="1" meta:image-count="0" meta:object-count="0" meta:page-count="2" meta:paragraph-count="42" meta:word-count="178" meta:character-count="1583" meta:non-whitespace-character-count="1492"/>
    <meta:user-defined meta:name="_AuthorEmail"/>
    <meta:user-defined meta:name="_AuthorEmailDisplayName"/>
    <meta:user-defined meta:name="_EmailSubject"/>
  </office:meta>
</office:document-meta>
</file>